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13aeda9" officeooo:paragraph-rsid="00b59b11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bold" officeooo:rsid="007e4c3b" officeooo:paragraph-rsid="0072f671" style:font-size-asian="16pt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b59b11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4pt" fo:font-weight="normal" officeooo:rsid="017f2ed6" officeooo:paragraph-rsid="00b59b1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4pt" fo:font-weight="normal" officeooo:rsid="0189252d" officeooo:paragraph-rsid="0189252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4pt" fo:font-weight="bold" officeooo:rsid="0189252d" officeooo:paragraph-rsid="0189252d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7e4c3b" style:font-size-asian="16pt" style:font-weight-asian="bold" style:font-weight-complex="bold"/>
    </style:style>
    <style:style style:name="T3" style:family="text">
      <style:text-properties fo:font-size="16pt" fo:font-weight="bold" officeooo:rsid="007e68e0" style:font-size-asian="16pt" style:font-weight-asian="bold" style:font-weight-complex="bold"/>
    </style:style>
    <style:style style:name="T4" style:family="text">
      <style:text-properties fo:font-size="16pt" fo:font-weight="bold" officeooo:rsid="00f2b2cc" style:font-size-asian="16pt" style:font-weight-asian="bold" style:font-weight-complex="bold"/>
    </style:style>
    <style:style style:name="T5" style:family="text">
      <style:text-properties fo:font-size="16pt" fo:font-weight="bold" officeooo:rsid="016c2c59" style:font-size-asian="16pt" style:font-weight-asian="bold" style:font-weight-complex="bold"/>
    </style:style>
    <style:style style:name="T6" style:family="text">
      <style:text-properties fo:font-size="16pt" fo:font-weight="bold" officeooo:rsid="0181fa6d" style:font-size-asian="16pt" style:font-weight-asian="bold" style:font-weight-complex="bold"/>
    </style:style>
    <style:style style:name="T7" style:family="text">
      <style:text-properties fo:font-size="16pt" fo:font-weight="bold" officeooo:rsid="0184a444" style:font-size-asian="16pt" style:font-weight-asian="bold" style:font-weight-complex="bold"/>
    </style:style>
    <style:style style:name="T8" style:family="text">
      <style:text-properties officeooo:rsid="01907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4">2</text:span><text:span text:style-name="T5">9</text:span><text:span text:style-name="T2">.03.2023 </text:span></text:p>
      <text:p text:style-name="P4"/>
      <text:p text:style-name="P6"><text:span text:style-name="T1">Урок № </text:span><text:span text:style-name="T3">1</text:span><text:span text:style-name="T6">9</text:span><text:span text:style-name="T1"> – </text:span><text:span text:style-name="T7">Как работят Float / плаващите / <text:s/>и Clears / изчистващи / елементи в HTML</text:span></text:p>
      <text:p text:style-name="P3"/>
      <text:p text:style-name="P7"><text:bookmark-end text:name="__DdeLink__107_2254549990"/></text:p>
      <text:p text:style-name="P8">Всъщност това е една тема, която е малко абстрактна и сравнително по-трудна да бъде обяснена на начинаещите в уеб дизайна. Причината за това, е че просто трудно се намира пример от реалния свят, чрез който това да стане нагледно. Но все пак не е невъзможно да бъде обяснена.</text:p>
      <text:p text:style-name="P8"/>
      <text:p text:style-name="P8">Свойството float указва дали елементът трябва да е плаващ или не.</text:p>
      <text:p text:style-name="P8"/>
      <text:p text:style-name="P8">Свойството clear се използва за управление на поведението на плаващите елементи.</text:p>
      <text:p text:style-name="P8"/>
      <text:p text:style-name="P8">Най-простото използване на свойството float е да огражда текст около изображения.</text:p>
      <text:p text:style-name="P8"/>
      <text:p text:style-name="P8">Следващият пример указва, че едно изображение трябва да плава надясно в текста:</text:p>
      <text:p text:style-name="P8"/>
      <text:p text:style-name="P8">img {</text:p>
      <text:p text:style-name="P8"><text:s text:c="4"/>float: right;</text:p>
      <text:p text:style-name="P8"><text:s text:c="4"/>margin: 0 0 10px 10px;</text:p>
      <text:p text:style-name="P8">}</text:p>
      <text:p text:style-name="P8"/>
      <text:p text:style-name="P8">Свойството clear се използва за управление на поведението на плаващите елементи.</text:p>
      <text:p text:style-name="P8"/>
      <text:p text:style-name="P8">Елементите след плаващ елемент ще се преливат около него. За да избегнете това, използвайте свойството clear.</text:p>
      <text:p text:style-name="P8"/>
      <text:p text:style-name="P8">Свойството clear указва от кои страни на елемента не е позволено да плуват плаващи елементи:</text:p>
      <text:p text:style-name="P8"/>
      <text:p text:style-name="P8">div {</text:p>
      <text:p text:style-name="P8"><text:s text:c="4"/>clear: left;</text:p>
      <text:p text:style-name="P8">}</text:p>
      <text:p text:style-name="P8">В долният пример с HTML изображенията имаме 4 такива, които float-ват или с други думи казано имат плаващо поведение. Това поведение може да се настрои <text:soft-page-break/>по три начина – ляво, дясно и изчистено. В примерът поведението е елементите да плават на ляво. </text:p>
      <text:p text:style-name="P8"/>
      <text:p text:style-name="P8">Чрез CSS float можем да определим дали един елемент да <text:span text:style-name="T8">бъде разположен</text:span> отляво или отдясно. Float много често се използва за изображения, но също така е полезно при оформянето на страница. Често се използва при оформянето на новинарски статии. Това вече не е много актуално тъй като вече разполагаме с flexbox и CSS grid!</text:p>
      <text:p text:style-name="P8"/>
      <text:p text:style-name="P8"/>
      <text:p text:style-name="P9">Как плават елементите</text:p>
      <text:p text:style-name="P8"/>
      <text:p text:style-name="P8">Един елемент може да float-ва само в ляво и в дясно, тъй като елементите вървят според реда в който са в HTML кода и посока от горе към долната част на страницата. Един елемент ще се придвижи максимално на ляво или максимално на дясно (доколкото му позволява родителският елемент). Елементите след този, който е със свойство float се подреждат около него. Поведението на елементите преди плаващият елемент няма да бъдат засегнато. Ако изображението float-ва надясно текста след него ще застане от лявата му страна:</text:p>
      <text:p text:style-name="P8"/>
      <text:p text:style-name="P9">Плаващи елементи поставени един до друг</text:p>
      <text:p text:style-name="P8"/>
      <text:p text:style-name="P8">Ако поставим няколко такива елемента един след друг, в браузъра ще застанат един до друг стига да има място. В първият пример на тази страница може да видим галерия от изображения направени с помощта на float. А в следващият имаме няколко елемента div.</text:p>
      <text:p text:style-name="P8"/>
      <text:p text:style-name="P9">Изключване на Float – Как да използваме Clear</text:p>
      <text:p text:style-name="P9"/>
      <text:p text:style-name="P8">Елементите след елемента с float ще се наредят около него. За да избегнем това, можем да използваме свойството clear. То определя от коя страна на елемента е забранено да се вливат елементи. Добавяне на текст в галерията със снимки използвайки float и clear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30T12:56:18.673944589</dc:date>
    <meta:editing-cycles>610</meta:editing-cycles>
    <meta:editing-duration>P1DT14H33M57S</meta:editing-duration>
    <meta:generator>LibreOffice/7.3.7.2$Linux_X86_64 LibreOffice_project/30$Build-2</meta:generator>
    <meta:document-statistic meta:table-count="0" meta:image-count="0" meta:object-count="0" meta:page-count="3" meta:paragraph-count="26" meta:word-count="458" meta:character-count="2784" meta:non-whitespace-character-count="2329"/>
    <meta:user-defined meta:name="AppVersion">15.0000</meta:user-defined>
  </office:meta>
</office:document-meta>
</file>